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Valve.login( String username , String password , Request request , 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Valve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alve.checkSecurity( Request request , Response response , SecurityConstraint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alv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alve.logout( boolean invalidateSessions , Request request , 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Valve.invoke( Request request , 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